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DDDDD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00FFFF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alidação_do_setup" table:style-name="ta1">
        <table:table-column table:style-name="co1" table:default-cell-style-name="ce6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office:value-type="string" table:style-name="ce2">
            <text:p>medição</text:p>
          </table:table-cell>
          <table:table-cell office:value-type="string" table:style-name="ce3">
            <text:p>tempo (s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40134" table:style-name="ce4">
            <text:p>1,40134</text:p>
          </table:table-cell>
          <table:table-cell office:value-type="float" office:value="26" table:style-name="ce3">
            <text:p>26</text:p>
          </table:table-cell>
          <table:table-cell office:value-type="float" office:value="1.3347599999999999" table:style-name="ce4">
            <text:p>1,33476</text:p>
          </table:table-cell>
          <table:table-cell office:value-type="float" office:value="51" table:style-name="ce3">
            <text:p>51</text:p>
          </table:table-cell>
          <table:table-cell office:value-type="float" office:value="1.3298300000000001" table:style-name="ce4">
            <text:p>1,32983</text:p>
          </table:table-cell>
          <table:table-cell office:value-type="float" office:value="76" table:style-name="ce3">
            <text:p>76</text:p>
          </table:table-cell>
          <table:table-cell office:value-type="float" office:value="1.3352299999999999" table:style-name="ce4">
            <text:p>1,33523</text:p>
          </table:table-cell>
          <table:table-cell table:style-name="ce1"/>
          <table:table-cell office:value-type="string" table:number-columns-spanned="8" table:number-rows-spanned="6" table:style-name="ce7">
            <text:p>Crie um script no ambiente em que vai rodar o codigo de segmentação de imagens, que faça um loop de tamanho tal que sua execução demore alguns segundos. rode o programa 100 vezes medindo e imprimindo a duração do loop (em segundos) e coloque os tempos nas celas de cor cinza. Verifique se o critério de estabilidade =&gt; desvio padrão / media &lt; 0.15. caso contrário precisa melhorar o setup experimental.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.3588" table:style-name="ce4">
            <text:p>1,3588</text:p>
          </table:table-cell>
          <table:table-cell office:value-type="float" office:value="27" table:style-name="ce3">
            <text:p>27</text:p>
          </table:table-cell>
          <table:table-cell office:value-type="float" office:value="1.3626" table:style-name="ce4">
            <text:p>1,3626</text:p>
          </table:table-cell>
          <table:table-cell office:value-type="float" office:value="52" table:style-name="ce3">
            <text:p>52</text:p>
          </table:table-cell>
          <table:table-cell office:value-type="float" office:value="1.3825799999999999" table:style-name="ce4">
            <text:p>1,38258</text:p>
          </table:table-cell>
          <table:table-cell office:value-type="float" office:value="77" table:style-name="ce3">
            <text:p>77</text:p>
          </table:table-cell>
          <table:table-cell office:value-type="float" office:value="1.3265" table:style-name="ce4">
            <text:p>1,3265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.3368100000000001" table:style-name="ce4">
            <text:p>1,33681</text:p>
          </table:table-cell>
          <table:table-cell office:value-type="float" office:value="28" table:style-name="ce3">
            <text:p>28</text:p>
          </table:table-cell>
          <table:table-cell office:value-type="float" office:value="1.3515900000000001" table:style-name="ce4">
            <text:p>1,35159</text:p>
          </table:table-cell>
          <table:table-cell office:value-type="float" office:value="53" table:style-name="ce3">
            <text:p>53</text:p>
          </table:table-cell>
          <table:table-cell office:value-type="float" office:value="1.3928700000000001" table:style-name="ce4">
            <text:p>1,39287</text:p>
          </table:table-cell>
          <table:table-cell office:value-type="float" office:value="78" table:style-name="ce3">
            <text:p>78</text:p>
          </table:table-cell>
          <table:table-cell office:value-type="float" office:value="1.3567100000000001" table:style-name="ce4">
            <text:p>1,35671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.3674299999999999" table:style-name="ce4">
            <text:p>1,36743</text:p>
          </table:table-cell>
          <table:table-cell office:value-type="float" office:value="29" table:style-name="ce3">
            <text:p>29</text:p>
          </table:table-cell>
          <table:table-cell office:value-type="float" office:value="1.3508899999999999" table:style-name="ce4">
            <text:p>1,35089</text:p>
          </table:table-cell>
          <table:table-cell office:value-type="float" office:value="54" table:style-name="ce3">
            <text:p>54</text:p>
          </table:table-cell>
          <table:table-cell office:value-type="float" office:value="1.32758" table:style-name="ce4">
            <text:p>1,32758</text:p>
          </table:table-cell>
          <table:table-cell office:value-type="float" office:value="79" table:style-name="ce3">
            <text:p>79</text:p>
          </table:table-cell>
          <table:table-cell office:value-type="float" office:value="1.3320000000000001" table:style-name="ce4">
            <text:p>1,332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.3354200000000001" table:style-name="ce4">
            <text:p>1,33542</text:p>
          </table:table-cell>
          <table:table-cell office:value-type="float" office:value="30" table:style-name="ce3">
            <text:p>30</text:p>
          </table:table-cell>
          <table:table-cell office:value-type="float" office:value="1.3919699999999999" table:style-name="ce4">
            <text:p>1,39197</text:p>
          </table:table-cell>
          <table:table-cell office:value-type="float" office:value="55" table:style-name="ce3">
            <text:p>55</text:p>
          </table:table-cell>
          <table:table-cell office:value-type="float" office:value="1.35118" table:style-name="ce4">
            <text:p>1,35118</text:p>
          </table:table-cell>
          <table:table-cell office:value-type="float" office:value="80" table:style-name="ce3">
            <text:p>80</text:p>
          </table:table-cell>
          <table:table-cell office:value-type="float" office:value="1.3319399999999999" table:style-name="ce4">
            <text:p>1,33194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.3391299999999999" table:style-name="ce4">
            <text:p>1,33913</text:p>
          </table:table-cell>
          <table:table-cell office:value-type="float" office:value="31" table:style-name="ce3">
            <text:p>31</text:p>
          </table:table-cell>
          <table:table-cell office:value-type="float" office:value="1.3543400000000001" table:style-name="ce4">
            <text:p>1,35434</text:p>
          </table:table-cell>
          <table:table-cell office:value-type="float" office:value="56" table:style-name="ce3">
            <text:p>56</text:p>
          </table:table-cell>
          <table:table-cell office:value-type="float" office:value="1.3543000000000001" table:style-name="ce4">
            <text:p>1,3543</text:p>
          </table:table-cell>
          <table:table-cell office:value-type="float" office:value="81" table:style-name="ce3">
            <text:p>81</text:p>
          </table:table-cell>
          <table:table-cell office:value-type="float" office:value="1.3672599999999999" table:style-name="ce4">
            <text:p>1,36726</text:p>
          </table:table-cell>
          <table:table-cell table:style-name="ce1"/>
          <table:covered-table-cell/>
          <table:covered-table-cell table:number-columns-repeated="7"/>
          <table:table-cell table:number-columns-repeated="1636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.39171" table:style-name="ce4">
            <text:p>1,39171</text:p>
          </table:table-cell>
          <table:table-cell office:value-type="float" office:value="32" table:style-name="ce3">
            <text:p>32</text:p>
          </table:table-cell>
          <table:table-cell office:value-type="float" office:value="1.3781099999999999" table:style-name="ce4">
            <text:p>1,37811</text:p>
          </table:table-cell>
          <table:table-cell office:value-type="float" office:value="57" table:style-name="ce3">
            <text:p>57</text:p>
          </table:table-cell>
          <table:table-cell office:value-type="float" office:value="1.3369200000000001" table:style-name="ce4">
            <text:p>1,33692</text:p>
          </table:table-cell>
          <table:table-cell office:value-type="float" office:value="82" table:style-name="ce3">
            <text:p>82</text:p>
          </table:table-cell>
          <table:table-cell office:value-type="float" office:value="1.3562700000000001" table:style-name="ce4">
            <text:p>1,35627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.3412500000000001" table:style-name="ce4">
            <text:p>1,34125</text:p>
          </table:table-cell>
          <table:table-cell office:value-type="float" office:value="33" table:style-name="ce3">
            <text:p>33</text:p>
          </table:table-cell>
          <table:table-cell office:value-type="float" office:value="1.3388199999999999" table:style-name="ce4">
            <text:p>1,33882</text:p>
          </table:table-cell>
          <table:table-cell office:value-type="float" office:value="58" table:style-name="ce3">
            <text:p>58</text:p>
          </table:table-cell>
          <table:table-cell office:value-type="float" office:value="1.35636" table:style-name="ce4">
            <text:p>1,35636</text:p>
          </table:table-cell>
          <table:table-cell office:value-type="float" office:value="83" table:style-name="ce3">
            <text:p>83</text:p>
          </table:table-cell>
          <table:table-cell office:value-type="float" office:value="1.3374200000000001" table:style-name="ce4">
            <text:p>1,33742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.3731800000000001" table:style-name="ce4">
            <text:p>1,37318</text:p>
          </table:table-cell>
          <table:table-cell office:value-type="float" office:value="34" table:style-name="ce3">
            <text:p>34</text:p>
          </table:table-cell>
          <table:table-cell office:value-type="float" office:value="1.3537399999999999" table:style-name="ce4">
            <text:p>1,35374</text:p>
          </table:table-cell>
          <table:table-cell office:value-type="float" office:value="59" table:style-name="ce3">
            <text:p>59</text:p>
          </table:table-cell>
          <table:table-cell office:value-type="float" office:value="1.3949800000000001" table:style-name="ce4">
            <text:p>1,39498</text:p>
          </table:table-cell>
          <table:table-cell office:value-type="float" office:value="84" table:style-name="ce3">
            <text:p>84</text:p>
          </table:table-cell>
          <table:table-cell office:value-type="float" office:value="1.35989" table:style-name="ce4">
            <text:p>1,35989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38161" table:style-name="ce4">
            <text:p>1,38161</text:p>
          </table:table-cell>
          <table:table-cell office:value-type="float" office:value="35" table:style-name="ce3">
            <text:p>35</text:p>
          </table:table-cell>
          <table:table-cell office:value-type="float" office:value="1.4212499999999999" table:style-name="ce4">
            <text:p>1,42125</text:p>
          </table:table-cell>
          <table:table-cell office:value-type="float" office:value="60" table:style-name="ce3">
            <text:p>60</text:p>
          </table:table-cell>
          <table:table-cell office:value-type="float" office:value="1.3243199999999999" table:style-name="ce4">
            <text:p>1,32432</text:p>
          </table:table-cell>
          <table:table-cell office:value-type="float" office:value="85" table:style-name="ce3">
            <text:p>85</text:p>
          </table:table-cell>
          <table:table-cell office:value-type="float" office:value="1.3196300000000001" table:style-name="ce4">
            <text:p>1,31963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.32911" table:style-name="ce4">
            <text:p>1,32911</text:p>
          </table:table-cell>
          <table:table-cell office:value-type="float" office:value="36" table:style-name="ce3">
            <text:p>36</text:p>
          </table:table-cell>
          <table:table-cell office:value-type="float" office:value="1.4899899999999999" table:style-name="ce4">
            <text:p>1,48999</text:p>
          </table:table-cell>
          <table:table-cell office:value-type="float" office:value="61" table:style-name="ce3">
            <text:p>61</text:p>
          </table:table-cell>
          <table:table-cell office:value-type="float" office:value="1.3862300000000001" table:style-name="ce4">
            <text:p>1,38623</text:p>
          </table:table-cell>
          <table:table-cell office:value-type="float" office:value="86" table:style-name="ce3">
            <text:p>86</text:p>
          </table:table-cell>
          <table:table-cell office:value-type="float" office:value="1.3610599999999999" table:style-name="ce4">
            <text:p>1,36106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.3278700000000001" table:style-name="ce4">
            <text:p>1,32787</text:p>
          </table:table-cell>
          <table:table-cell office:value-type="float" office:value="37" table:style-name="ce3">
            <text:p>37</text:p>
          </table:table-cell>
          <table:table-cell office:value-type="float" office:value="1.54555" table:style-name="ce4">
            <text:p>1,54555</text:p>
          </table:table-cell>
          <table:table-cell office:value-type="float" office:value="62" table:style-name="ce3">
            <text:p>62</text:p>
          </table:table-cell>
          <table:table-cell office:value-type="float" office:value="1.34555" table:style-name="ce4">
            <text:p>1,34555</text:p>
          </table:table-cell>
          <table:table-cell office:value-type="float" office:value="87" table:style-name="ce3">
            <text:p>87</text:p>
          </table:table-cell>
          <table:table-cell office:value-type="float" office:value="1.34785" table:style-name="ce4">
            <text:p>1,34785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.3590199999999999" table:style-name="ce4">
            <text:p>1,35902</text:p>
          </table:table-cell>
          <table:table-cell office:value-type="float" office:value="38" table:style-name="ce3">
            <text:p>38</text:p>
          </table:table-cell>
          <table:table-cell office:value-type="float" office:value="1.4480500000000001" table:style-name="ce4">
            <text:p>1,44805</text:p>
          </table:table-cell>
          <table:table-cell office:value-type="float" office:value="63" table:style-name="ce3">
            <text:p>63</text:p>
          </table:table-cell>
          <table:table-cell office:value-type="float" office:value="1.33223" table:style-name="ce4">
            <text:p>1,33223</text:p>
          </table:table-cell>
          <table:table-cell office:value-type="float" office:value="88" table:style-name="ce3">
            <text:p>88</text:p>
          </table:table-cell>
          <table:table-cell office:value-type="float" office:value="1.3282" table:style-name="ce4">
            <text:p>1,3282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.3405199999999999" table:style-name="ce4">
            <text:p>1,34052</text:p>
          </table:table-cell>
          <table:table-cell office:value-type="float" office:value="39" table:style-name="ce3">
            <text:p>39</text:p>
          </table:table-cell>
          <table:table-cell office:value-type="float" office:value="1.3821399999999999" table:style-name="ce4">
            <text:p>1,38214</text:p>
          </table:table-cell>
          <table:table-cell office:value-type="float" office:value="64" table:style-name="ce3">
            <text:p>64</text:p>
          </table:table-cell>
          <table:table-cell office:value-type="float" office:value="1.40368" table:style-name="ce4">
            <text:p>1,40368</text:p>
          </table:table-cell>
          <table:table-cell office:value-type="float" office:value="89" table:style-name="ce3">
            <text:p>89</text:p>
          </table:table-cell>
          <table:table-cell office:value-type="float" office:value="1.38839" table:style-name="ce4">
            <text:p>1,38839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.37452" table:style-name="ce4">
            <text:p>1,37452</text:p>
          </table:table-cell>
          <table:table-cell office:value-type="float" office:value="40" table:style-name="ce3">
            <text:p>40</text:p>
          </table:table-cell>
          <table:table-cell office:value-type="float" office:value="1.34195" table:style-name="ce4">
            <text:p>1,34195</text:p>
          </table:table-cell>
          <table:table-cell office:value-type="float" office:value="65" table:style-name="ce3">
            <text:p>65</text:p>
          </table:table-cell>
          <table:table-cell office:value-type="float" office:value="1.35981" table:style-name="ce4">
            <text:p>1,35981</text:p>
          </table:table-cell>
          <table:table-cell office:value-type="float" office:value="90" table:style-name="ce3">
            <text:p>90</text:p>
          </table:table-cell>
          <table:table-cell office:value-type="float" office:value="1.3422799999999999" table:style-name="ce4">
            <text:p>1,34228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.3671800000000001" table:style-name="ce4">
            <text:p>1,36718</text:p>
          </table:table-cell>
          <table:table-cell office:value-type="float" office:value="41" table:style-name="ce3">
            <text:p>41</text:p>
          </table:table-cell>
          <table:table-cell office:value-type="float" office:value="1.3364100000000001" table:style-name="ce4">
            <text:p>1,33641</text:p>
          </table:table-cell>
          <table:table-cell office:value-type="float" office:value="66" table:style-name="ce3">
            <text:p>66</text:p>
          </table:table-cell>
          <table:table-cell office:value-type="float" office:value="1.3562799999999999" table:style-name="ce4">
            <text:p>1,35628</text:p>
          </table:table-cell>
          <table:table-cell office:value-type="float" office:value="91" table:style-name="ce3">
            <text:p>91</text:p>
          </table:table-cell>
          <table:table-cell office:value-type="float" office:value="1.3294600000000001" table:style-name="ce4">
            <text:p>1,32946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.34094" table:style-name="ce4">
            <text:p>1,34094</text:p>
          </table:table-cell>
          <table:table-cell office:value-type="float" office:value="42" table:style-name="ce3">
            <text:p>42</text:p>
          </table:table-cell>
          <table:table-cell office:value-type="float" office:value="1.3972899999999999" table:style-name="ce4">
            <text:p>1,39729</text:p>
          </table:table-cell>
          <table:table-cell office:value-type="float" office:value="67" table:style-name="ce3">
            <text:p>67</text:p>
          </table:table-cell>
          <table:table-cell office:value-type="float" office:value="1.4073599999999999" table:style-name="ce4">
            <text:p>1,40736</text:p>
          </table:table-cell>
          <table:table-cell office:value-type="float" office:value="92" table:style-name="ce3">
            <text:p>92</text:p>
          </table:table-cell>
          <table:table-cell office:value-type="float" office:value="1.36696" table:style-name="ce4">
            <text:p>1,36696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.36191" table:style-name="ce4">
            <text:p>1,36191</text:p>
          </table:table-cell>
          <table:table-cell office:value-type="float" office:value="43" table:style-name="ce3">
            <text:p>43</text:p>
          </table:table-cell>
          <table:table-cell office:value-type="float" office:value="1.3492900000000001" table:style-name="ce4">
            <text:p>1,34929</text:p>
          </table:table-cell>
          <table:table-cell office:value-type="float" office:value="68" table:style-name="ce3">
            <text:p>68</text:p>
          </table:table-cell>
          <table:table-cell office:value-type="float" office:value="1.3437399999999999" table:style-name="ce4">
            <text:p>1,34374</text:p>
          </table:table-cell>
          <table:table-cell office:value-type="float" office:value="93" table:style-name="ce3">
            <text:p>93</text:p>
          </table:table-cell>
          <table:table-cell office:value-type="float" office:value="1.33019" table:style-name="ce4">
            <text:p>1,33019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.32612" table:style-name="ce4">
            <text:p>1,32612</text:p>
          </table:table-cell>
          <table:table-cell office:value-type="float" office:value="44" table:style-name="ce3">
            <text:p>44</text:p>
          </table:table-cell>
          <table:table-cell office:value-type="float" office:value="1.50458" table:style-name="ce4">
            <text:p>1,50458</text:p>
          </table:table-cell>
          <table:table-cell office:value-type="float" office:value="69" table:style-name="ce3">
            <text:p>69</text:p>
          </table:table-cell>
          <table:table-cell office:value-type="float" office:value="1.34833" table:style-name="ce4">
            <text:p>1,34833</text:p>
          </table:table-cell>
          <table:table-cell office:value-type="float" office:value="94" table:style-name="ce3">
            <text:p>94</text:p>
          </table:table-cell>
          <table:table-cell office:value-type="float" office:value="1.3250299999999999" table:style-name="ce4">
            <text:p>1,32503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3734500000000001" table:style-name="ce4">
            <text:p>1,37345</text:p>
          </table:table-cell>
          <table:table-cell office:value-type="float" office:value="45" table:style-name="ce3">
            <text:p>45</text:p>
          </table:table-cell>
          <table:table-cell office:value-type="float" office:value="1.40909" table:style-name="ce4">
            <text:p>1,40909</text:p>
          </table:table-cell>
          <table:table-cell office:value-type="float" office:value="70" table:style-name="ce3">
            <text:p>70</text:p>
          </table:table-cell>
          <table:table-cell office:value-type="float" office:value="1.3445400000000001" table:style-name="ce4">
            <text:p>1,34454</text:p>
          </table:table-cell>
          <table:table-cell office:value-type="float" office:value="95" table:style-name="ce3">
            <text:p>95</text:p>
          </table:table-cell>
          <table:table-cell office:value-type="float" office:value="1.3640300000000001" table:style-name="ce4">
            <text:p>1,36403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.3651800000000001" table:style-name="ce4">
            <text:p>1,36518</text:p>
          </table:table-cell>
          <table:table-cell office:value-type="float" office:value="46" table:style-name="ce3">
            <text:p>46</text:p>
          </table:table-cell>
          <table:table-cell office:value-type="float" office:value="1.39899" table:style-name="ce4">
            <text:p>1,39899</text:p>
          </table:table-cell>
          <table:table-cell office:value-type="float" office:value="71" table:style-name="ce3">
            <text:p>71</text:p>
          </table:table-cell>
          <table:table-cell office:value-type="float" office:value="1.3269599999999999" table:style-name="ce4">
            <text:p>1,32696</text:p>
          </table:table-cell>
          <table:table-cell office:value-type="float" office:value="96" table:style-name="ce3">
            <text:p>96</text:p>
          </table:table-cell>
          <table:table-cell office:value-type="float" office:value="1.3422700000000001" table:style-name="ce4">
            <text:p>1,34227</text:p>
          </table:table-cell>
          <table:table-cell table:number-columns-repeated="16376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.3561300000000001" table:style-name="ce4">
            <text:p>1,35613</text:p>
          </table:table-cell>
          <table:table-cell office:value-type="float" office:value="47" table:style-name="ce3">
            <text:p>47</text:p>
          </table:table-cell>
          <table:table-cell office:value-type="float" office:value="1.3812199999999999" table:style-name="ce4">
            <text:p>1,38122</text:p>
          </table:table-cell>
          <table:table-cell office:value-type="float" office:value="72" table:style-name="ce3">
            <text:p>72</text:p>
          </table:table-cell>
          <table:table-cell office:value-type="float" office:value="1.34978" table:style-name="ce4">
            <text:p>1,34978</text:p>
          </table:table-cell>
          <table:table-cell office:value-type="float" office:value="97" table:style-name="ce3">
            <text:p>97</text:p>
          </table:table-cell>
          <table:table-cell office:value-type="float" office:value="1.38008" table:style-name="ce4">
            <text:p>1,38008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.3445" table:style-name="ce4">
            <text:p>1,3445</text:p>
          </table:table-cell>
          <table:table-cell office:value-type="float" office:value="48" table:style-name="ce3">
            <text:p>48</text:p>
          </table:table-cell>
          <table:table-cell office:value-type="float" office:value="1.32683" table:style-name="ce4">
            <text:p>1,32683</text:p>
          </table:table-cell>
          <table:table-cell office:value-type="float" office:value="73" table:style-name="ce3">
            <text:p>73</text:p>
          </table:table-cell>
          <table:table-cell office:value-type="float" office:value="1.3320799999999999" table:style-name="ce4">
            <text:p>1,33208</text:p>
          </table:table-cell>
          <table:table-cell office:value-type="float" office:value="98" table:style-name="ce3">
            <text:p>98</text:p>
          </table:table-cell>
          <table:table-cell office:value-type="float" office:value="1.3833299999999999" table:style-name="ce4">
            <text:p>1,38333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.3700600000000001" table:style-name="ce4">
            <text:p>1,37006</text:p>
          </table:table-cell>
          <table:table-cell office:value-type="float" office:value="49" table:style-name="ce3">
            <text:p>49</text:p>
          </table:table-cell>
          <table:table-cell office:value-type="float" office:value="1.32633" table:style-name="ce4">
            <text:p>1,32633</text:p>
          </table:table-cell>
          <table:table-cell office:value-type="float" office:value="74" table:style-name="ce3">
            <text:p>74</text:p>
          </table:table-cell>
          <table:table-cell office:value-type="float" office:value="1.3923300000000001" table:style-name="ce4">
            <text:p>1,39233</text:p>
          </table:table-cell>
          <table:table-cell office:value-type="float" office:value="99" table:style-name="ce3">
            <text:p>99</text:p>
          </table:table-cell>
          <table:table-cell office:value-type="float" office:value="1.3246" table:style-name="ce4">
            <text:p>1,3246</text:p>
          </table:table-cell>
          <table:table-cell table:number-columns-repeated="16376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.3484799999999999" table:style-name="ce4">
            <text:p>1,34848</text:p>
          </table:table-cell>
          <table:table-cell office:value-type="float" office:value="50" table:style-name="ce3">
            <text:p>50</text:p>
          </table:table-cell>
          <table:table-cell office:value-type="float" office:value="1.3613299999999999" table:style-name="ce4">
            <text:p>1,36133</text:p>
          </table:table-cell>
          <table:table-cell office:value-type="float" office:value="75" table:style-name="ce3">
            <text:p>75</text:p>
          </table:table-cell>
          <table:table-cell office:value-type="float" office:value="1.39361" table:style-name="ce4">
            <text:p>1,39361</text:p>
          </table:table-cell>
          <table:table-cell office:value-type="float" office:value="100" table:style-name="ce3">
            <text:p>100</text:p>
          </table:table-cell>
          <table:table-cell office:value-type="float" office:value="1.32525" table:style-name="ce4">
            <text:p>1,32525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média</text:p>
          </table:table-cell>
          <table:table-cell office:value-type="float" office:value="1.3618404000000002" table:formula="of:=AVERAGE([.B2:.B26];[.D2:.D26];[.F2:.F26];[.H2:.H26])" table:style-name="ce5">
            <text:p>1,3618404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stdev</text:p>
          </table:table-cell>
          <table:table-cell office:value-type="float" office:value="3.7295070406235462E-2" table:formula="of:=STDEV([.B2:.B26];[.D2:.D26];[.F2:.F26];[.H2:.H26])" table:style-name="ce5">
            <text:p>0,03729507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estabilidade</text:p>
          </table:table-cell>
          <table:table-cell office:value-type="float" office:value="2.7385786474123881E-2" table:formula="of:=[.H28]/[.H27]" table:style-name="ce5">
            <text:p>0,027385786</text:p>
          </table:table-cell>
          <table:table-cell office:value-type="string" table:style-name="ce1">
            <text:p>&lt; controle &lt;0.15</text:p>
          </table:table-cell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8" table:style-name="ce1"/>
          <table:table-cell table:style-name="ce8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iego Frias</meta:initial-creator>
    <dc:creator>José Cleiton Borges Correia</dc:creator>
    <meta:creation-date>2021-09-17T14:16:18Z</meta:creation-date>
    <dc:date>2021-11-07T01:56:17Z</dc:date>
    <meta:editing-cycles>35</meta:editing-cycles>
    <meta:editing-duration>PT193072S</meta:editing-duration>
  </office:meta>
</office:document-meta>
</file>